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00450b"/>
    </style:style>
    <style:style style:name="P2" style:family="paragraph" style:parent-style-name="Text_20_body">
      <style:text-properties style:font-name="Arial" officeooo:rsid="00020e96" officeooo:paragraph-rsid="00020e96"/>
    </style:style>
    <style:style style:name="P3" style:family="paragraph" style:parent-style-name="Text_20_body">
      <style:text-properties style:font-name="Arial" officeooo:rsid="00020e96" officeooo:paragraph-rsid="002557d1"/>
    </style:style>
    <style:style style:name="P4" style:family="paragraph" style:parent-style-name="Text_20_body">
      <style:text-properties style:font-name="Arial" officeooo:paragraph-rsid="00020e96"/>
    </style:style>
    <style:style style:name="P5" style:family="paragraph" style:parent-style-name="Text_20_body">
      <style:text-properties style:font-name="Arial" officeooo:rsid="00038c33" officeooo:paragraph-rsid="00038c33"/>
    </style:style>
    <style:style style:name="P6" style:family="paragraph" style:parent-style-name="Text_20_body">
      <style:text-properties style:font-name="Arial" officeooo:rsid="00061a6d" officeooo:paragraph-rsid="00061a6d"/>
    </style:style>
    <style:style style:name="P7" style:family="paragraph" style:parent-style-name="Text_20_body">
      <style:text-properties style:font-name="Arial" fo:font-style="normal" officeooo:rsid="00100da5" officeooo:paragraph-rsid="00100da5" style:font-style-asian="normal" style:font-style-complex="normal"/>
    </style:style>
    <style:style style:name="P8" style:family="paragraph" style:parent-style-name="Text_20_body">
      <style:text-properties style:font-name="Arial" officeooo:rsid="00238f4c" officeooo:paragraph-rsid="00238f4c"/>
    </style:style>
    <style:style style:name="P9" style:family="paragraph" style:parent-style-name="Text_20_body">
      <style:text-properties style:font-name="Arial" officeooo:rsid="0016e4c6" officeooo:paragraph-rsid="0016e4c6"/>
    </style:style>
    <style:style style:name="P10" style:family="paragraph" style:parent-style-name="Text_20_body">
      <style:text-properties style:font-name="Arial" officeooo:rsid="002557d1" officeooo:paragraph-rsid="002557d1"/>
    </style:style>
    <style:style style:name="P11" style:family="paragraph" style:parent-style-name="Text_20_body">
      <style:text-properties style:font-name="Arial" officeooo:rsid="00117f79" officeooo:paragraph-rsid="00061a6d"/>
    </style:style>
    <style:style style:name="P12" style:family="paragraph" style:parent-style-name="Text_20_body">
      <style:text-properties style:font-name="Courier New" officeooo:rsid="00061a6d" officeooo:paragraph-rsid="00061a6d"/>
    </style:style>
    <style:style style:name="P13" style:family="paragraph" style:parent-style-name="Text_20_body">
      <style:text-properties style:font-name="Courier New" officeooo:rsid="002557d1" officeooo:paragraph-rsid="002557d1"/>
    </style:style>
    <style:style style:name="P14" style:family="paragraph" style:parent-style-name="Text_20_body">
      <style:text-properties officeooo:rsid="000e6bce" officeooo:paragraph-rsid="000e6bce"/>
    </style:style>
    <style:style style:name="P15" style:family="paragraph" style:parent-style-name="Table_20_Contents">
      <style:text-properties style:font-name="Courier New1"/>
    </style:style>
    <style:style style:name="P16" style:family="paragraph" style:parent-style-name="Title">
      <style:text-properties style:font-name="Arial" officeooo:rsid="0000450b" officeooo:paragraph-rsid="0000450b"/>
    </style:style>
    <style:style style:name="P17" style:family="paragraph" style:parent-style-name="Heading_20_1">
      <style:text-properties style:font-name="Arial" officeooo:rsid="0000450b" officeooo:paragraph-rsid="0000450b"/>
    </style:style>
    <style:style style:name="P18" style:family="paragraph" style:parent-style-name="Heading_20_1">
      <style:text-properties style:font-name="Arial" officeooo:rsid="00020e96" officeooo:paragraph-rsid="00020e96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8b38"/>
    </style:style>
    <style:style style:name="T10" style:family="text">
      <style:text-properties officeooo:rsid="0025a2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Lab</text:span> <text:span text:style-name="T9">6</text:span>. <text:s/><text:span text:style-name="T8">Terraform modules</text:span></text:p>
      <text:p text:style-name="P1"/>
      <text:h text:style-name="P17" text:outline-level="1">Background: <text:s/></text:h>
      <text:p text:style-name="P8">Here, we learn how to create and use terraform modules. <text:s/>Modules are used to separate template groups into logical components. <text:s/>We will create and use a module in this exercise. </text:p>
      <text:p text:style-name="P14"/>
      <text:h text:style-name="P18" text:outline-level="1">Tasks:</text:h>
      <text:p text:style-name="P4"/>
      <text:p text:style-name="P2">1. <text:span text:style-name="T3">Make a directory called ‘lab6’ underneath the terraform-labs directory.</text:span></text:p>
      <text:p text:style-name="P9">2. <text:s/>Change into the directory.</text:p>
      <text:p text:style-name="P8">3. <text:s/>Make a directory called modules.</text:p>
      <text:p text:style-name="P8">4. <text:s/>Change into the modules directory</text:p>
      <text:p text:style-name="P8">5. <text:s/>Create two more directories, vpc and instances.</text:p>
      <text:p text:style-name="P8">6. <text:s/>Go back to the top level lab6 directory.</text:p>
      <text:p text:style-name="P8">Create the following files: <text:s/>main.tf, variables.tf</text:p>
      <text:p text:style-name="P8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provider "aws" {</text:p>
            <text:p text:style-name="P15"/>
            <text:p text:style-name="P15"><text:s text:c="4"/>access_key <text:s/>= "AKIAIZAHH7GJN6ASXVVA"</text:p>
            <text:p text:style-name="P15"><text:s text:c="4"/>secret_key = "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"</text:p>
            <text:p text:style-name="P15"># <text:s text:c="3"/>access_key = "${var.access_key}" </text:p>
            <text:p text:style-name="P15"># <text:s text:c="3"/>secret_key = "{$var.secret_key}"</text:p>
            <text:p text:style-name="P15"><text:s text:c="4"/>region = "${var.region}"</text:p>
            <text:p text:style-name="P15">}</text:p>
            <text:p text:style-name="P15"/>
            <text:p text:style-name="P15"/>
            <text:p text:style-name="P15">module "vpc_module" {</text:p>
            <text:p text:style-name="P15"><text:s text:c="4"/>source = "./modules/vpc"</text:p>
            <text:p text:style-name="P15"><text:s text:c="4"/>region = "${var.region}"</text:p>
            <text:p text:style-name="P15">}</text:p>
            <text:p text:style-name="P15"/>
            <text:p text:style-name="P15">module "instance_module" {</text:p>
            <text:p text:style-name="P15"><text:s text:c="4"/>source = "./modules/instances"</text:p>
            <text:p text:style-name="P15"><text:s text:c="4"/>region = "${var.region}"</text:p>
            <text:p text:style-name="P15">}</text:p>
          </table:table-cell>
        </table:table-row>
      </table:table>
      <text:p text:style-name="P8"/>
      <text:p text:style-name="P8"><text:soft-page-break/></text:p>
      <text:p text:style-name="P8">Here is the source code for the variables.tf file. 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variable "access_key" {</text:p>
            <text:p text:style-name="P15"><text:s text:c="4"/>default = "AKIAIZAHH7GJN6ASXVVA"</text:p>
            <text:p text:style-name="P15">}</text:p>
            <text:p text:style-name="P15"/>
            <text:p text:style-name="P15">variable <text:s/>"secret_key" {</text:p>
            <text:p text:style-name="P15"><text:s text:c="4"/>default = "YFV3j/blEhzzP7HlhNXWk+RmPrbehBdA47VdBvi7"</text:p>
            <text:p text:style-name="P15">}</text:p>
            <text:p text:style-name="P15"/>
            <text:p text:style-name="P15"/>
            <text:p text:style-name="P15">resource "aws_instance" "example" {</text:p>
            <text:p text:style-name="P15"><text:s text:c="4"/>ami = "ami-0ac019f4fcb7cb7e6"</text:p>
            <text:p text:style-name="P15"><text:s text:c="4"/>instance_type = "t2.micro"</text:p>
            <text:p text:style-name="P15">}</text:p>
            <text:p text:style-name="P15"/>
            <text:p text:style-name="P15"/>
            <text:p text:style-name="P15">variable "region" {</text:p>
            <text:p text:style-name="P15"><text:s text:c="4"/>default = <text:s/>"us-east-1" </text:p>
            <text:p text:style-name="P15">}</text:p>
          </table:table-cell>
        </table:table-row>
      </table:table>
      <text:p text:style-name="P8"/>
      <text:p text:style-name="P2"><text:span text:style-name="T8">7.</text:span> <text:s/><text:span text:style-name="T8">Change to the modules/vpc directory.</text:span></text:p>
      <text:p text:style-name="P8">Create the following files: <text:s/>main.tf vars.tf output.tf</text:p>
      <text:p text:style-name="P8">Here is the source code for main.tf:</text:p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resource "aws_vpc" "main_vpc" {</text:p>
            <text:p text:style-name="P15"><text:s text:c="4"/>cidr_block = "${var.vpc_cidr}"</text:p>
            <text:p text:style-name="P15"><text:s text:c="4"/>instance_tenancy = "default"</text:p>
            <text:p text:style-name="P15"><text:s text:c="4"/>tags {</text:p>
            <text:p text:style-name="P15"><text:s text:c="8"/>Name = "Main"</text:p>
            <text:p text:style-name="P15"><text:s text:c="8"/>Location = "London"</text:p>
            <text:p text:style-name="P15"><text:s text:c="4"/>}</text:p>
            <text:p text:style-name="P15">}</text:p>
            <text:p text:style-name="P15"/>
            <text:p text:style-name="P15">resource "aws_subnet" "vpc_subnets" {</text:p>
            <text:p text:style-name="P15"><text:s text:c="4"/>count = "${length(var.vpc_subnet_cidr)}"</text:p>
            <text:p text:style-name="P15"><text:s text:c="4"/>vpc_id = "${aws_vpc.main_vpc.id}"</text:p>
            <text:p text:style-name="P15"><text:s text:c="4"/>cidr_block = "${element(var.vpc_subnet_cidr,count.index)}"</text:p>
            <text:p text:style-name="P15"><text:s text:c="4"/>availability_zone = "${element(var.aaz[var.region],count.index)}"</text:p>
            <text:p text:style-name="P15"><text:s text:c="4"/>tags {</text:p>
            <text:p text:style-name="P15"><text:s text:c="8"/>Name = "subnet-${count.index+1}"</text:p>
            <text:p text:style-name="P15"><text:s text:c="3"/>}</text:p>
            <text:p text:style-name="P15">}</text:p>
          </table:table-cell>
        </table:table-row>
      </table:table>
      <text:p text:style-name="P8"/>
      <text:p text:style-name="P8"><text:soft-page-break/>Here is the source code for vars.tf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variable "region" {}</text:p>
            <text:p text:style-name="P15">variable "vpc_cidr" {</text:p>
            <text:p text:style-name="P15"><text:s text:c="4"/>default = "192.168.0.0/16"</text:p>
            <text:p text:style-name="P15">}</text:p>
            <text:p text:style-name="P15"/>
            <text:p text:style-name="P15">variable "vpc_subnet_cidr" {</text:p>
            <text:p text:style-name="P15"><text:s text:c="4"/>type = "list"</text:p>
            <text:p text:style-name="P15"><text:s text:c="4"/>default = ["192.168.100.0/24","192.168.101.0/24","192.168.102.0/24"]</text:p>
            <text:p text:style-name="P15">}</text:p>
            <text:p text:style-name="P15"/>
            <text:p text:style-name="P15">variable "ami_instance" {</text:p>
            <text:p text:style-name="P15"><text:s text:c="4"/>type = "map"</text:p>
            <text:p text:style-name="P15"><text:s text:c="4"/>default = {</text:p>
            <text:p text:style-name="P15"><text:s text:c="16"/>"us-east-1" = "ami-0ac019f4fcb7cb7e6"</text:p>
            <text:p text:style-name="P15"><text:s text:c="16"/>"us-east-2" = "ami-0f65671a86f061fcd"</text:p>
            <text:p text:style-name="P15"><text:s text:c="16"/>"us-west-1" = "ami-063aa838bd7631e0b"</text:p>
            <text:p text:style-name="P15"><text:s text:c="4"/>}</text:p>
            <text:p text:style-name="P15">}</text:p>
            <text:p text:style-name="P15"/>
            <text:p text:style-name="P15">variable "ami_instance_type" {</text:p>
            <text:p text:style-name="P15"><text:s text:c="4"/>default = "t2.micro"</text:p>
            <text:p text:style-name="P15">}</text:p>
            <text:p text:style-name="P15">variable "aaz" {</text:p>
            <text:p text:style-name="P15"><text:s text:c="4"/>type = "map"</text:p>
            <text:p text:style-name="P15"><text:s text:c="4"/>default = {</text:p>
            <text:p text:style-name="P15"><text:s text:c="16"/>"us-east-1" = ["us-east-1a","us-east-1b","us-east-1c"]</text:p>
            <text:p text:style-name="P15"><text:s text:c="16"/>"us-east-2" = ["us-east-2a","us-east-2b","us-east-2c"]</text:p>
            <text:p text:style-name="P15"><text:s text:c="16"/>"us-west-1" = ["us-west-1a","us-west-1b","us-west-1c"]</text:p>
            <text:p text:style-name="P15"><text:s text:c="4"/>}</text:p>
            <text:p text:style-name="P15">}</text:p>
            <text:p text:style-name="P15"/>
          </table:table-cell>
        </table:table-row>
      </table:table>
      <text:p text:style-name="P8"/>
      <text:p text:style-name="P8">Here is the source code for outputs.tf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5">output "aaz" {</text:p>
            <text:p text:style-name="P15"><text:s text:c="4"/>value = "${var.aaz}"</text:p>
            <text:p text:style-name="P15">}</text:p>
            <text:p text:style-name="P15"/>
            <text:p text:style-name="P15">output "vpc_subnet_cidr" {</text:p>
            <text:p text:style-name="P15"><text:s text:c="4"/>value = "${var.vpc_subnet_cidr}"</text:p>
            <text:p text:style-name="P15">}</text:p>
            <text:p text:style-name="P15"/>
            <text:p text:style-name="P15">output "subnet_ids" {</text:p>
            <text:p text:style-name="P15"><text:s text:c="4"/>value = "${aws_subnet.vpc_subnets.*.id}"</text:p>
            <text:p text:style-name="P15">}</text:p>
          </table:table-cell>
        </table:table-row>
      </table:table>
      <text:p text:style-name="P8"/>
      <text:p text:style-name="P2"><text:soft-page-break/></text:p>
      <text:p text:style-name="P10">8. <text:s/>Change to the modules/instances directory.</text:p>
      <text:p text:style-name="P10">9. <text:s/>Create the following files: <text:s/>main.tf variables.tf</text:p>
      <text:p text:style-name="P10">Here is the source code for main.tf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module "vpc_module" <text:s/>{</text:p>
            <text:p text:style-name="P15"><text:s text:c="4"/>source = "../vpc"</text:p>
            <text:p text:style-name="P15"><text:s text:c="4"/>region = "${var.region}"</text:p>
            <text:p text:style-name="P15">}</text:p>
            <text:p text:style-name="P15"/>
            <text:p text:style-name="P15">resource "aws_instance" "webserver" {</text:p>
            <text:p text:style-name="P15"><text:s text:c="4"/>count = "${length(module.vpc_module.aaz[var.region])}"</text:p>
            <text:p text:style-name="P15"><text:s text:c="4"/>ami = "${lookup(var.ami_instance,var.region)}"</text:p>
            <text:p text:style-name="P15"><text:s text:c="4"/>subnet_id = "${element(module.vpc_module.subnet_ids,count.index)}"</text:p>
            <text:p text:style-name="P15"><text:s text:c="4"/>instance_type = "${var.ami_instance_type}"</text:p>
            <text:p text:style-name="P15"><text:s text:c="4"/>key_name = "terraform-course-keypair"</text:p>
            <text:p text:style-name="P15">}</text:p>
          </table:table-cell>
        </table:table-row>
      </table:table>
      <text:p text:style-name="P10"/>
      <text:p text:style-name="P10">Here is the source code for vars.tf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">variable "region" {}</text:p>
            <text:p text:style-name="P15">variable "ami_instance" {</text:p>
            <text:p text:style-name="P15"><text:s text:c="4"/>type = "map"</text:p>
            <text:p text:style-name="P15"><text:s text:c="4"/>default = {</text:p>
            <text:p text:style-name="P15"><text:s text:c="16"/>"us-east-1" = "ami-0ac019f4fcb7cb7e6"</text:p>
            <text:p text:style-name="P15"><text:s text:c="16"/>"us-east-2" = "ami-0f65671a86f061fcd"</text:p>
            <text:p text:style-name="P15"><text:s text:c="16"/>"us-west-1" = "ami-063aa838bd7631e0b"</text:p>
            <text:p text:style-name="P15"><text:s text:c="4"/>}</text:p>
            <text:p text:style-name="P15">}</text:p>
            <text:p text:style-name="P15"/>
            <text:p text:style-name="P15">variable "ami_instance_type" {</text:p>
            <text:p text:style-name="P15"><text:s text:c="4"/>default = "t2.micro"</text:p>
            <text:p text:style-name="P15">}</text:p>
          </table:table-cell>
        </table:table-row>
      </table:table>
      <text:p text:style-name="P10"/>
      <text:p text:style-name="P10">10. <text:s/>Change to the top level lab6 directory.</text:p>
      <text:p text:style-name="P10">11. <text:s/>Run the following commands:</text:p>
      <text:p text:style-name="P10"/>
      <text:p text:style-name="P13">&gt; terraform get</text:p>
      <text:p text:style-name="P3"><text:s/><text:span text:style-name="T2">&gt; </text:span><text:span text:style-name="T1">terraform init</text:span></text:p>
      <text:p text:style-name="P2">Note that the ‘&gt;’ refers to the bash shell prompt and is not part of the command. </text:p>
      <text:p text:style-name="P5">This command initializes the terraform directory structure. </text:p>
      <text:p text:style-name="P7"/>
      <text:p text:style-name="P11"/>
      <text:p text:style-name="P11"><text:soft-page-break/>7. <text:s/>Run the following command:</text:p>
      <text:p text:style-name="P12">&gt; terraform plan</text:p>
      <text:p text:style-name="P6">This should print out what <text:span text:style-name="T4">actions terraform will take. </text:span></text:p>
      <text:p text:style-name="P6"/>
      <text:p text:style-name="P6"><text:span text:style-name="T6">8</text:span>. <text:s/>Run the following command:</text:p>
      <text:p text:style-name="P12">&gt; terraform apply</text:p>
      <text:p text:style-name="P6">Assuming that this works correctly, AWS <text:span text:style-name="T4">create a VPC, three subnets located in three different availabilitgy zones, and an ami instance running on each subnet. </text:span></text:p>
      <text:p text:style-name="P6"/>
      <text:p text:style-name="P6"><text:span text:style-name="T7">9.</text:span>. <text:s/><text:span text:style-name="T5">Run the following:</text:span></text:p>
      <text:p text:style-name="P12">&gt; terraform destroy</text:p>
      <text:p text:style-name="P6">This will now destroy the formerly <text:span text:style-name="T5">created AWS vpc, and all subnets. 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2:27:17.277398985</dc:date>
    <meta:editing-duration>PT6H24M17S</meta:editing-duration>
    <meta:editing-cycles>20</meta:editing-cycles>
    <meta:generator>LibreOffice/6.1.4.2$Linux_X86_64 LibreOffice_project/10$Build-2</meta:generator>
    <meta:document-statistic meta:table-count="7" meta:image-count="0" meta:object-count="0" meta:page-count="5" meta:paragraph-count="141" meta:word-count="541" meta:character-count="4391" meta:non-whitespace-character-count="3599"/>
  </office:meta>
</office:document-meta>
</file>